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a26" officeooo:paragraph-rsid="0003ba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onverte o texto da string para CAIXA ALTA</text:p>
      <text:p text:style-name="Standard">SELECT UCASE('Oi, eu sou uma string');</text:p>
      <text:p text:style-name="Standard"/>
      <text:p text:style-name="Standard">-- Converte o texto da string para caixa baixa</text:p>
      <text:p text:style-name="Standard">SELECT LCASE('Oi, eu sou uma string');</text:p>
      <text:p text:style-name="Standard"/>
      <text:p text:style-name="Standard">-- Substitui as ocorrências de uma substring em uma string</text:p>
      <text:p text:style-name="Standard">SELECT REPLACE('Oi, eu sou uma string', 'string', 'cadeia de caracteres');</text:p>
      <text:p text:style-name="Standard"/>
      <text:p text:style-name="Standard">-- Retorna a parte da esquerda de uma string de acordo com o</text:p>
      <text:p text:style-name="Standard">-- número de caracteres especificado</text:p>
      <text:p text:style-name="Standard">SELECT LEFT('Oi, eu sou uma string', 3);</text:p>
      <text:p text:style-name="Standard"/>
      <text:p text:style-name="Standard">-- Retorna a parte da direita de uma string de acordo com o</text:p>
      <text:p text:style-name="Standard">-- número de caracteres especificado</text:p>
      <text:p text:style-name="Standard">SELECT RIGHT('Oi, eu sou uma string', 6);</text:p>
      <text:p text:style-name="Standard"/>
      <text:p text:style-name="Standard">-- Exibe o tamanho, em caracteres, da string, a função LENGTH retorna o tamanho em bytes</text:p>
      <text:p text:style-name="Standard">SELECT CHAR_LENGTH('Oi, eu sou uma string');</text:p>
      <text:p text:style-name="Standard"/>
      <text:p text:style-name="Standard">-- Extrai parte de uma string de acordo com o índice de um caractere inicial</text:p>
      <text:p text:style-name="Standard">-- e a quantidade de caracteres a extrair</text:p>
      <text:p text:style-name="Standard">SELECT SUBSTRING('Oi, eu sou uma string', 5, 2);</text:p>
      <text:p text:style-name="Standard"/>
      <text:p text:style-name="Standard">-- Se a quantidade de caracteres a extrair não for definida,</text:p>
      <text:p text:style-name="Standard">-- então a string será extraída do índice inicial definido, até o seu final</text:p>
      <text:p text:style-name="Standard">SELECT SUBSTRING('Oi, eu sou uma string', 5);</text:p>
      <text:p text:style-name="Standard"/>
      <text:p text:style-name="P1">IF</text:p>
      <text:p text:style-name="P1"/>
      <text:p text:style-name="P1">-- Sintaxe:</text:p>
      <text:p text:style-name="P1">SELECT IF(condicao, valor_se_verdadeiro, valor_se_falso);</text:p>
      <text:p text:style-name="P1"/>
      <text:p text:style-name="P1">SELECT IF(idade &gt;= 18, 'Maior de idade', 'Menor de Idade')</text:p>
      <text:p text:style-name="P1">FROM pessoas;</text:p>
      <text:p text:style-name="P1"/>
      <text:p text:style-name="P1">SELECT IF(aberto, 'Entrada permitida', 'Entrada não permitida')</text:p>
      <text:p text:style-name="P1">FROM estabelecimentos;</text:p>
      <text:p text:style-name="P1"/>
      <text:p text:style-name="P1">-- Exemplo utilizando o banco sakila:</text:p>
      <text:p text:style-name="P1">SELECT first_name, IF(active, 'Cliente Ativo', 'Cliente Inativo') AS status</text:p>
      <text:p text:style-name="P1">FROM sakila.customer</text:p>
      <text:p text:style-name="P1">LIMIT 20;</text:p>
      <text:p text:style-name="P1"/>
      <text:p text:style-name="P1">CASE</text:p>
      <text:p text:style-name="P1"/>
      <text:p text:style-name="P1">-- Sintaxe:</text:p>
      <text:p text:style-name="P1">SELECT CASE</text:p>
      <text:p text:style-name="P1"><text:s text:c="2"/>WHEN condicao THEN valor</text:p>
      <text:p text:style-name="P1"><text:s text:c="2"/>ELSE valor padrao</text:p>
      <text:p text:style-name="P1">END;</text:p>
      <text:p text:style-name="P1"/>
      <text:p text:style-name="P1"><text:soft-page-break/>SELECT</text:p>
      <text:p text:style-name="P1"><text:s text:c="4"/>nome,</text:p>
      <text:p text:style-name="P1"><text:s text:c="4"/>nivel_acesso,</text:p>
      <text:p text:style-name="P1"><text:s text:c="4"/>CASE</text:p>
      <text:p text:style-name="P1"><text:s text:c="8"/>WHEN nivel_acesso = 1 THEN 'Nível de acesso 1'</text:p>
      <text:p text:style-name="P1"><text:s text:c="8"/>WHEN nivel_acesso = 2 THEN 'Nível de acesso 2'</text:p>
      <text:p text:style-name="P1"><text:s text:c="8"/>WHEN nivel_acesso = 3 THEN 'Nível de acesso 3'</text:p>
      <text:p text:style-name="P1"><text:s text:c="8"/>ELSE 'Usuário sem acesso'</text:p>
      <text:p text:style-name="P1"><text:s text:c="4"/>END AS nivel_acesso</text:p>
      <text:p text:style-name="P1">FROM permissoes_usuario;</text:p>
      <text:p text:style-name="P1"/>
      <text:p text:style-name="P1">-- Exemplo utilizando a tabela sakila.film:</text:p>
      <text:p text:style-name="P1">SELECT</text:p>
      <text:p text:style-name="P1"><text:s text:c="4"/>first_name,</text:p>
      <text:p text:style-name="P1"><text:s text:c="4"/>email,</text:p>
      <text:p text:style-name="P1"><text:s text:c="4"/>CASE</text:p>
      <text:p text:style-name="P1"><text:s text:c="8"/>WHEN email = 'MARY.SMITH@sakilacustomer.org' THEN 'Cliente de baixo valor'</text:p>
      <text:p text:style-name="P1"><text:s text:c="8"/>WHEN email = 'PATRICIA.JOHNSON@sakilacustomer.org' THEN 'Cliente de médio valor'</text:p>
      <text:p text:style-name="P1"><text:s text:c="8"/>WHEN email = 'LINDA.WILLIAMS@sakilacustomer.org' THEN 'Cliente de alto valor'</text:p>
      <text:p text:style-name="P1"><text:s text:c="8"/>ELSE 'não classificado'</text:p>
      <text:p text:style-name="P1"><text:s text:c="4"/>END AS valor</text:p>
      <text:p text:style-name="P1">FROM sakila.customer</text:p>
      <text:p text:style-name="P1">LIMIT 10;</text:p>
      <text:p text:style-name="P1"/>
      <text:p text:style-name="P1">Divisão de inteiros com DIV e como encontrar seus restos com o MOD</text:p>
      <text:p text:style-name="P1"/>
      <text:p text:style-name="P1">SELECT 10 DIV 3; -- 3</text:p>
      <text:p text:style-name="P1">SELECT 10 DIV 2; -- 5</text:p>
      <text:p text:style-name="P1">SELECT 14 DIV 3; -- 4</text:p>
      <text:p text:style-name="P1">SELECT 13 DIV 2; -- 6</text:p>
      <text:p text:style-name="P1"/>
      <text:p text:style-name="P1">SELECT 10 MOD 3; -- 1</text:p>
      <text:p text:style-name="P1">SELECT 10 MOD 2; -- 0</text:p>
      <text:p text:style-name="P1">SELECT 14 MOD 3; -- 2</text:p>
      <text:p text:style-name="P1">SELECT 13 MOD 2; -- 1</text:p>
      <text:p text:style-name="P1">SELECT 10.5 MOD 2; -- 0.5, ou seja, 2 + 2 + 2 + 2 + 2 = 10, restando 0.5</text:p>
      <text:p text:style-name="P1"/>
      <text:p text:style-name="P1">Arredondando valores</text:p>
      <text:p text:style-name="P1"/>
      <text:p text:style-name="P1">-- Podemos omitir ou especificar quantas casas decimais queremos</text:p>
      <text:p text:style-name="P1">SELECT ROUND(10.4925); -- 10</text:p>
      <text:p text:style-name="P1">SELECT ROUND(10.5136); -- 11</text:p>
      <text:p text:style-name="P1">SELECT ROUND(-10.5136); -- -11</text:p>
      <text:p text:style-name="P1">SELECT ROUND(10.4925, 2); -- 10.49</text:p>
      <text:p text:style-name="P1">SELECT ROUND(10.4925, 3); -- 10.493</text:p>
      <text:p text:style-name="P1"/>
      <text:p text:style-name="P1">O arredondamento sempre para cima pode ser feito com o CEIL:</text:p>
      <text:p text:style-name="P1">SELECT CEIL(10.51); -- 11</text:p>
      <text:p text:style-name="P1">SELECT CEIL(10.49); -- 11</text:p>
      <text:p text:style-name="P1">SELECT CEIL(10.2); -- 11</text:p>
      <text:p text:style-name="P1"/>
      <text:p text:style-name="P1"/>
      <text:p text:style-name="P1"><text:soft-page-break/>O arredondamento sempre para baixo pode ser feito com o FLOOR:</text:p>
      <text:p text:style-name="P1">SELECT FLOOR(10.51); -- 10</text:p>
      <text:p text:style-name="P1">SELECT FLOOR(10.49); -- 10</text:p>
      <text:p text:style-name="P1">SELECT FLOOR(10.2); -- 10</text:p>
      <text:p text:style-name="P1"/>
      <text:p text:style-name="P1">Gerando valores aleatórios</text:p>
      <text:p text:style-name="P1"/>
      <text:p text:style-name="P1">-- Para gerar um valor aleatório entre 0 e 1:</text:p>
      <text:p text:style-name="P1">SELECT RAND();</text:p>
      <text:p text:style-name="P1"/>
      <text:p text:style-name="P1">-- Para gerar um valor entre 7 e 13:</text:p>
      <text:p text:style-name="P1">SELECT ROUND(7 + (RAND() * 6));</text:p>
      <text:p text:style-name="P1"/>
      <text:p text:style-name="P1">-- O cálculo que é feito é o seguinte: (7 + (0.0 a 1.0 * 6))</text:p>
      <text:p text:style-name="P1"/>
      <text:p text:style-name="P1">Trabalhando com datas</text:p>
      <text:p text:style-name="P1"/>
      <text:p text:style-name="P1">Conseguimos fazer algumas coisas legais, como, por exemplo, consultar data e hora atuais usando as seguintes funções:</text:p>
      <text:p text:style-name="P1">SELECT CURRENT_DATE(); -- YYYY-MM-DD</text:p>
      <text:p text:style-name="P1">SELECT NOW(); -- YYYY-MM-DD HH:MM:SS</text:p>
      <text:p text:style-name="P1"/>
      <text:p text:style-name="P1">Também podemos calcular a diferença em dias entre duas datas usando o DATEDIFF e a diferença de tempo entre dois horários usando o TIMEDIFF. Em ambos os casos, o segundo valor é subtraído do primeiro para calcular o resultado.</text:p>
      <text:p text:style-name="P1"/>
      <text:p text:style-name="P1">-- 30, ou seja, a primeira data é 30 dias depois da segunda</text:p>
      <text:p text:style-name="P1">SELECT DATEDIFF('2020-01-31', '2020-01-01');</text:p>
      <text:p text:style-name="P1"/>
      <text:p text:style-name="P1">-- -30, ou seja, a primeira data é 30 dias antes da segunda</text:p>
      <text:p text:style-name="P1">SELECT DATEDIFF('2020-01-01', '2020-01-31');</text:p>
      <text:p text:style-name="P1"/>
      <text:p text:style-name="P1">-- -01:00:00, ou seja, há 1 hora de diferença entre os horários</text:p>
      <text:p text:style-name="P1">SELECT TIMEDIFF('08:30:10', '09:30:10');</text:p>
      <text:p text:style-name="P1"/>
      <text:p text:style-name="P1">-- -239:00:00, ou seja, há uma diferença de 239 horas entre as datas</text:p>
      <text:p text:style-name="P1">SELECT TIMEDIFF('2021-08-11 08:30:10', '2021-08-01 09:30:10');</text:p>
      <text:p text:style-name="P1"/>
      <text:p text:style-name="P1">Outro ponto interessante é que também podemos usar CURRENT_DATE() e NOW() em conjunto com os comandos de manipulação de datas e tempo para encontrar resultados dinâmicos da seguinte maneira:</text:p>
      <text:p text:style-name="P1"/>
      <text:p text:style-name="P1">SELECT YEAR(CURRENT_DATE()); -- retorna o ano atual</text:p>
      <text:p text:style-name="P1">SELECT HOUR(NOW()); -- retorna a hora atual</text:p>
      <text:p text:style-name="P1"/>
      <text:p text:style-name="P1">Exibindo e filtrando dados de forma agrupada com GROUP BY e HAVING</text:p>
      <text:p text:style-name="P1"/>
      <text:p text:style-name="P1">SELECT first_name, COUNT(*) FROM sakila.actor</text:p>
      <text:p text:style-name="P1">GROUP BY first_name;</text:p>
      <text:p text:style-name="P1"/>
      <text:p text:style-name="P1">-- Média de duração de filmes agrupados por classificação indicativa</text:p>
      <text:p text:style-name="P1">SELECT rating, AVG(length)</text:p>
      <text:p text:style-name="P1"><text:soft-page-break/>FROM sakila.film</text:p>
      <text:p text:style-name="P1">GROUP BY rating;</text:p>
      <text:p text:style-name="P1"/>
      <text:p text:style-name="P1">-- Valor mínimo de substituição dos filmes agrupados por classificação indicativa</text:p>
      <text:p text:style-name="P1">SELECT rating, MIN(replacement_cost)</text:p>
      <text:p text:style-name="P1">FROM sakila.film</text:p>
      <text:p text:style-name="P1">GROUP BY rating;</text:p>
      <text:p text:style-name="P1"/>
      <text:p text:style-name="P1">-- Valor máximo de substituição dos filmes agrupados por classificação indicativa</text:p>
      <text:p text:style-name="P1">SELECT rating, MAX(replacement_cost)</text:p>
      <text:p text:style-name="P1">FROM sakila.film</text:p>
      <text:p text:style-name="P1">GROUP BY rating;</text:p>
      <text:p text:style-name="P1"/>
      <text:p text:style-name="P1">-- Custo total de substituição de filmes agrupados por classificação indicativa</text:p>
      <text:p text:style-name="P1">SELECT rating, SUM(replacement_cost)</text:p>
      <text:p text:style-name="P1">FROM sakila.film</text:p>
      <text:p text:style-name="P1">GROUP by rating;</text:p>
      <text:p text:style-name="P1"/>
      <text:p text:style-name="P1">Filtrando Resultados do GROUP BY com HAVING</text:p>
      <text:p text:style-name="P1"/>
      <text:p text:style-name="P1">SELECT first_name, COUNT(*)</text:p>
      <text:p text:style-name="P1">FROM sakila.actor</text:p>
      <text:p text:style-name="P1">GROUP BY first_name</text:p>
      <text:p text:style-name="P1">HAVING COUNT(*) &gt; 2;</text:p>
      <text:p text:style-name="P1"/>
      <text:p text:style-name="P1">-- Ou, melhor ainda, usando o AS para dar nomes às colunas de agregação,</text:p>
      <text:p text:style-name="P1">-- melhorando a leitura do resultado</text:p>
      <text:p text:style-name="P1">SELECT first_name, COUNT(*) AS nomes_cadastrados</text:p>
      <text:p text:style-name="P1">FROM sakila.actor</text:p>
      <text:p text:style-name="P1">GROUP BY first_name</text:p>
      <text:p text:style-name="P1">HAVING nomes_cadastrados &gt; 2;</text:p>
      <text:p text:style-name="P1"/>
      <text:p text:style-name="P1">-- Observação: o alias não funciona com strings para o HAVING,</text:p>
      <text:p text:style-name="P1">-- então use o underline ("_") para separar palavras</text:p>
      <text:p text:style-name="P1">-- Ou seja, o exemplo abaixo não vai funcionar</text:p>
      <text:p text:style-name="P1">SELECT first_name, COUNT(*) AS 'nomes cadastrados'</text:p>
      <text:p text:style-name="P1">FROM sakila.actor</text:p>
      <text:p text:style-name="P1">GROUP BY first_name</text:p>
      <text:p text:style-name="P1">HAVING 'nomes cadastrados' &gt; 2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8:14:00.707449189</meta:creation-date>
    <dc:date>2022-07-19T18:56:55.112029419</dc:date>
    <meta:editing-duration>PT2M24S</meta:editing-duration>
    <meta:editing-cycles>1</meta:editing-cycles>
    <meta:document-statistic meta:table-count="0" meta:image-count="0" meta:object-count="0" meta:page-count="4" meta:paragraph-count="143" meta:word-count="908" meta:character-count="5700" meta:non-whitespace-character-count="4835"/>
    <meta:generator>LibreOffice/6.4.7.2$Linux_X86_64 LibreOffice_project/40$Build-2</meta:generator>
  </office:meta>
</office:document-meta>
</file>